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2"/>
        <table:table-row table:style-name="ro1">
          <table:table-cell office:value-type="string" calcext:value-type="string">
            <text:p>"This file contains the basic parameters to run a simulation as reported in Travasso (2011)"</text:p>
          </table:table-cell>
        </table:table-row>
      </table:table>
      <table:table table:name="SimParams" table:style-name="ta1">
        <table:table-column table:style-name="co1" table:number-columns-repeated="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3" office:value-type="string" calcext:value-type="string">
            <text:p>real_value</text:p>
          </table:table-cell>
          <table:table-cell table:style-name="ce3" office:value-type="string" calcext:value-type="string">
            <text:p>real_um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sim_value</text:p>
          </table:table-cell>
          <table:table-cell table:style-name="ce3" office:value-type="string" calcext:value-type="string">
            <text:p>sim_um</text:p>
          </table:table-cell>
          <table:table-cell table:style-name="ce3" office:value-type="string" calcext:value-type="string">
            <text:p>derivation</text:p>
          </table:table-cell>
        </table:table-row>
        <table:table-row table:style-name="ro1">
          <table:table-cell office:value-type="string" calcext:value-type="string">
            <text:p>lattice_unit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string" calcext:value-type="string">
            <text:p>time_unit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R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alpha_T</text:p>
          </table:table-cell>
          <table:table-cell table:number-columns-repeated="5"/>
          <table:table-cell office:value-type="float" office:value="6.25" calcext:value-type="float">
            <text:p>6.25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T_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p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c</text:p>
          </table:table-cell>
          <table:table-cell table:number-columns-repeated="5"/>
          <table:table-cell office:value-type="float" office:value="0.055" calcext:value-type="float">
            <text:p>0.055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phi_th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mi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alpha_p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lattice_units ^ 2 / time_units</text:p>
          </table:table-cell>
          <table:table-cell/>
        </table:table-row>
        <table:table-row table:style-name="ro1">
          <table:table-cell office:value-type="string" calcext:value-type="string">
            <text:p>phi_min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_ma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sources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initial_vessel_width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_step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Lx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Ly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save_ra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min_tipcell_distance</text:p>
          </table:table-cell>
          <table:table-cell table:number-columns-repeated="5"/>
          <table:table-cell table:formula="of:= 4*[.G4]" office:value-type="float" office:value="16" calcext:value-type="float">
            <text:p>16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table:number-columns-repeated="5"/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5"/>
          <table:table-cell table:style-name="ce8" table:formula="of:=[.G29]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1" loext:min-decimal-places="1" number:min-integer-digits="1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0:40:56.947945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42:40.727460986</meta:creation-date>
    <dc:date>2021-10-04T11:44:08.811382649</dc:date>
    <meta:editing-duration>PT1H14M4S</meta:editing-duration>
    <meta:editing-cycles>6</meta:editing-cycles>
    <meta:generator>LibreOffice/6.4.7.2$Linux_X86_64 LibreOffice_project/40$Build-2</meta:generator>
    <meta:print-date>2021-10-04T10:45:09.912596082</meta:print-date>
    <meta:document-statistic meta:table-count="2" meta:cell-count="95" meta:object-count="0"/>
  </office:meta>
</office:document-meta>
</file>